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3affa" officeooo:paragraph-rsid="0003affa"/>
    </style:style>
    <style:style style:name="P2" style:family="paragraph" style:parent-style-name="Standard">
      <style:text-properties fo:language="es" fo:country="ES" officeooo:rsid="000564f0" officeooo:paragraph-rsid="000564f0"/>
    </style:style>
    <style:style style:name="P3" style:family="paragraph" style:parent-style-name="Standard">
      <style:text-properties fo:language="es" fo:country="ES" officeooo:rsid="00059fc1" officeooo:paragraph-rsid="00059fc1"/>
    </style:style>
    <style:style style:name="P4" style:family="paragraph" style:parent-style-name="Standard">
      <style:text-properties fo:language="es" fo:country="ES" officeooo:rsid="00059fc1" officeooo:paragraph-rsid="00075b18"/>
    </style:style>
    <style:style style:name="P5" style:family="paragraph" style:parent-style-name="Standard">
      <style:text-properties fo:language="es" fo:country="ES" officeooo:rsid="0005b2ca" officeooo:paragraph-rsid="0005b2ca"/>
    </style:style>
    <style:style style:name="P6" style:family="paragraph" style:parent-style-name="Standard">
      <style:text-properties fo:language="es" fo:country="ES" fo:font-style="normal" officeooo:rsid="0005b2ca" officeooo:paragraph-rsid="0005b2ca" style:font-style-asian="normal" style:font-style-complex="normal"/>
    </style:style>
    <style:style style:name="P7" style:family="paragraph" style:parent-style-name="Standard">
      <style:text-properties fo:language="es" fo:country="ES" fo:font-style="normal" officeooo:rsid="0006555f" officeooo:paragraph-rsid="0005b2ca" style:font-style-asian="normal" style:font-style-complex="normal"/>
    </style:style>
    <style:style style:name="P8" style:family="paragraph" style:parent-style-name="Standard">
      <style:text-properties fo:language="es" fo:country="ES" fo:font-style="normal" officeooo:rsid="0006555f" officeooo:paragraph-rsid="0006555f" style:font-style-asian="normal" style:font-style-complex="normal"/>
    </style:style>
    <style:style style:name="P9" style:family="paragraph" style:parent-style-name="Standard">
      <style:text-properties fo:language="es" fo:country="ES" officeooo:rsid="0009ff3b" officeooo:paragraph-rsid="0009ff3b"/>
    </style:style>
    <style:style style:name="P10" style:family="paragraph" style:parent-style-name="Standard">
      <style:text-properties fo:language="es" fo:country="ES" officeooo:rsid="000bc19f" officeooo:paragraph-rsid="000bc19f"/>
    </style:style>
    <style:style style:name="P11" style:family="paragraph" style:parent-style-name="Standard">
      <style:text-properties fo:language="es" fo:country="ES" officeooo:rsid="000c7890" officeooo:paragraph-rsid="000c7890"/>
    </style:style>
    <style:style style:name="P12" style:family="paragraph" style:parent-style-name="Standard">
      <style:text-properties fo:language="es" fo:country="ES" officeooo:rsid="000c8008" officeooo:paragraph-rsid="000c8008"/>
    </style:style>
    <style:style style:name="P13" style:family="paragraph" style:parent-style-name="Standard">
      <style:text-properties fo:font-size="16pt" fo:language="es" fo:country="ES" fo:font-weight="bold" officeooo:rsid="000c8008" officeooo:paragraph-rsid="000c8008" style:font-size-asian="16pt" style:font-weight-asian="bold" style:font-size-complex="16pt" style:font-weight-complex="bold"/>
    </style:style>
    <style:style style:name="P14" style:family="paragraph" style:parent-style-name="Standard">
      <style:paragraph-properties fo:break-before="page"/>
      <style:text-properties fo:font-size="16pt" fo:language="es" fo:country="ES" fo:font-weight="bold" officeooo:rsid="000c8008" officeooo:paragraph-rsid="000c8008" style:font-size-asian="16pt" style:font-weight-asian="bold" style:font-size-complex="16pt" style:font-weight-complex="bold"/>
    </style:style>
    <style:style style:name="P15" style:family="paragraph" style:parent-style-name="Standard">
      <style:text-properties fo:language="es" fo:country="ES" style:text-underline-style="none" officeooo:rsid="000c8008" officeooo:paragraph-rsid="000c8008"/>
    </style:style>
    <style:style style:name="P16" style:family="paragraph" style:parent-style-name="Standard">
      <style:text-properties style:font-name="monospace" fo:language="es" fo:country="ES" officeooo:rsid="000c8008" officeooo:paragraph-rsid="000d47ad"/>
    </style:style>
    <style:style style:name="P17" style:family="paragraph" style:parent-style-name="Standard">
      <style:text-properties style:font-name="monospace" fo:language="es" fo:country="ES" officeooo:rsid="000c7890" officeooo:paragraph-rsid="0012697c"/>
    </style:style>
    <style:style style:name="P18" style:family="paragraph" style:parent-style-name="Standard">
      <style:text-properties style:font-name="monospace" fo:language="es" fo:country="ES" officeooo:rsid="0012697c" officeooo:paragraph-rsid="0012697c"/>
    </style:style>
    <style:style style:name="P19" style:family="paragraph" style:parent-style-name="Standard">
      <style:text-properties style:font-name="monospace" officeooo:paragraph-rsid="000dea0f"/>
    </style:style>
    <style:style style:name="P20" style:family="paragraph" style:parent-style-name="Standard">
      <style:text-properties style:font-name="monospace" officeooo:rsid="000dea0f" officeooo:paragraph-rsid="000dea0f"/>
    </style:style>
    <style:style style:name="P21" style:family="paragraph" style:parent-style-name="Standard">
      <style:text-properties style:font-name="monospace" officeooo:paragraph-rsid="000fbf37"/>
    </style:style>
    <style:style style:name="P22" style:family="paragraph" style:parent-style-name="Standard">
      <style:text-properties style:font-name="monospace" officeooo:rsid="000fbf37" officeooo:paragraph-rsid="000fbf37"/>
    </style:style>
    <style:style style:name="P23" style:family="paragraph" style:parent-style-name="Standard">
      <style:text-properties style:font-name="monospace" fo:font-weight="normal" officeooo:rsid="0012697c" officeooo:paragraph-rsid="0012697c" style:font-weight-asian="normal" style:font-weight-complex="normal"/>
    </style:style>
    <style:style style:name="P24" style:family="paragraph" style:parent-style-name="Standard">
      <style:text-properties style:font-name="monospace" fo:font-weight="normal" officeooo:rsid="00138000" officeooo:paragraph-rsid="00138000" style:font-weight-asian="normal" style:font-weight-complex="normal"/>
    </style:style>
    <style:style style:name="T1" style:family="text">
      <style:text-properties officeooo:rsid="00059fc1"/>
    </style:style>
    <style:style style:name="T2" style:family="text">
      <style:text-properties officeooo:rsid="0005b2ca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6555f" style:font-style-asian="normal" style:font-style-complex="normal"/>
    </style:style>
    <style:style style:name="T5" style:family="text">
      <style:text-properties officeooo:rsid="0006555f"/>
    </style:style>
    <style:style style:name="T6" style:family="text">
      <style:text-properties officeooo:rsid="00090a7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2697c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2697c" style:font-weight-asian="normal" style:font-weight-complex="normal"/>
    </style:style>
    <style:style style:name="T11" style:family="text">
      <style:text-properties fo:color="#000000" loext:opacity="100%" fo:background-color="#ffffff" loext:char-shading-value="0"/>
    </style:style>
    <style:style style:name="T12" style:family="text">
      <style:text-properties fo:color="#000000" loext:opacity="100%" officeooo:rsid="000d47ad" fo:background-color="#ffffff" loext:char-shading-value="0"/>
    </style:style>
    <style:style style:name="T13" style:family="text">
      <style:text-properties fo:color="#000000" loext:opacity="100%" fo:language="es" fo:country="ES" officeooo:rsid="000d47ad" fo:background-color="#ffffff" loext:char-shading-value="0"/>
    </style:style>
    <style:style style:name="T14" style:family="text">
      <style:text-properties fo:language="es" fo:country="ES"/>
    </style:style>
    <style:style style:name="T15" style:family="text">
      <style:text-properties fo:language="es" fo:country="ES" officeooo:rsid="000c8008"/>
    </style:style>
    <style:style style:name="T16" style:family="text">
      <style:text-properties fo:language="es" fo:country="ES" officeooo:rsid="000fbf37"/>
    </style:style>
    <style:style style:name="T17" style:family="text">
      <style:text-properties fo:language="es" fo:country="ES" officeooo:rsid="00059fc1"/>
    </style:style>
    <style:style style:name="T18" style:family="text">
      <style:text-properties fo:language="es" fo:country="ES" fo:font-weight="bold" style:font-weight-asian="bold" style:font-weight-complex="bold"/>
    </style:style>
    <style:style style:name="T19" style:family="text">
      <style:text-properties fo:language="es" fo:country="ES" fo:font-weight="normal" style:font-weight-asian="normal" style:font-weight-complex="normal"/>
    </style:style>
    <style:style style:name="T20" style:family="text">
      <style:text-properties fo:language="es" fo:country="ES" officeooo:rsid="00138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arte 1</text:p>
      <text:p text:style-name="P1"/>
      <text:p text:style-name="P1">Si tiene un fallo de seguridad, encontrarlo y usarlo a nuestro favor</text:p>
      <text:p text:style-name="P1"/>
      <text:p text:style-name="P1">Usando la misma clave, el en<text:span text:style-name="T5">criptado</text:span> es el mismo. (Es directo)</text:p>
      <text:p text:style-name="P2">Sabemos que la longitud de la clave es de 4 bytes.</text:p>
      <text:p text:style-name="P2">Usando el comando readelf -a “file_<text:span text:style-name="T1">name</text:span>” <text:span text:style-name="T1">sacamos la conclusión de que la clave o parte de ella puede ser “privatekeyaescypherkutxabank”. Pero vemos que esta clave tiene 28 bytes.</text:span></text:p>
      <text:p text:style-name="P3">AES tiene que ser de 128, 192 o 256 bits:</text:p>
      <text:p text:style-name="P3">- 128 bits son 16 bytes (Nos <text:span text:style-name="T2">pasamos</text:span>)</text:p>
      <text:p text:style-name="P3">192 bits son 24 bytes (Nos <text:span text:style-name="T2">pasamos)</text:span></text:p>
      <text:p text:style-name="P3">256 bits son 32 bits <text:span text:style-name="T2">(Nos quedamos cortos)</text:span></text:p>
      <text:p text:style-name="P3">Por lo que es posible que <text:span text:style-name="T2">lo que tenemos sea parte de una clave a la que le faltan 4 bytes.</text:span></text:p>
      <text:p text:style-name="P5">Para poder romper esta clave solo necesitamos realizar 2<text:span text:style-name="T3">⁴*⁸. 4 bytes restantes y cada byte tiene 8 bits.</text:span></text:p>
      <text:p text:style-name="P6"/>
      <text:p text:style-name="P5"><text:span text:style-name="T3">Debajo tenemos “ownedbykaixabank” que podemos suponer que es una signature, una firma que ha dejado la empresa o entidad que ha desarro</text:span><text:span text:style-name="T4">ll</text:span><text:span text:style-name="T3">ado el programa. </text:span><text:span text:style-name="T4">(Podemos usarlo como m0)</text:span></text:p>
      <text:p text:style-name="P7"/>
      <text:p text:style-name="P8">También hay una sección sospechosa que se muestra en hexadecimal 00 01 02 03… 0f. (Esta podría ser nuestro IV)</text:p>
      <text:p text:style-name="P8"/>
      <text:p text:style-name="P6"/>
      <text:p text:style-name="P6"/>
      <text:p text:style-name="P4">privatekeyaescypherkutxabank</text:p>
      <text:p text:style-name="P2">707269766174656B65796165736379706865726B7574786162616E6B</text:p>
      <text:p text:style-name="P2"/>
      <text:p text:style-name="P2">privatekeyaescypherkutxabank0000</text:p>
      <text:p text:style-name="P2">707269766174656B65796165736379706865726B7574786162616E6B30303030 <text:span text:style-name="T6">28_29_30_31 6F776E656462796B6169786162616E6B -1 </text:span>7f454c46020101000000000000000000 </text:p>
      <text:p text:style-name="P2"/>
      <text:p text:style-name="P9">gcc -o decrypt decrypt.c aes.c</text:p>
      <text:p text:style-name="P9"/>
      <text:p text:style-name="P10">ULTIMA EJECUCIÓN</text:p>
      <text:p text:style-name="P10"/>
      <text:p text:style-name="P10">707269766174656b65796165736379706865726b7574786162616e6b<text:span text:style-name="T9">3e1c6f70</text:span></text:p>
      <text:p text:style-name="P10"/>
      <text:p text:style-name="P10">real <text:s text:c="3"/>69m33,522s</text:p>
      <text:p text:style-name="P10">user <text:s text:c="3"/>25m12,901s</text:p>
      <text:p text:style-name="P10">sys <text:s text:c="4"/>9m30,868s</text:p>
      <text:p text:style-name="P10"/>
      <text:p text:style-name="P11">Para el AES_NI:</text:p>
      <text:p text:style-name="P11">gcc -o ni_decrypt aes_ni_decrypt.c intel_aes.c ./libaes_lin64.so </text:p>
      <text:p text:style-name="P11"/>
      <text:p text:style-name="P12"><text:span text:style-name="T7">Calve de la prueba 1: 2034</text:span> (lo que usamos para encriptar privatekeyaescypherkutxabank2034)</text:p>
      <text:p text:style-name="P15"/>
      <text:p text:style-name="P14">Parte 2</text:p>
      <text:p text:style-name="P12"/>
      <text:p text:style-name="P16"><text:span text:style-name="T12">Archivo prueba: </text:span><text:span text:style-name="T11">504b 0304 1400 0008 0000 f23a c150 5ec6 </text:span></text:p>
      <text:p text:style-name="P19"><text:span text:style-name="T13">Desencriptado: </text:span><text:span text:style-name="T12">504b 0304 1400 0008 0000 082f 4754 5ec6</text:span></text:p>
      <text:p text:style-name="P19"><text:span text:style-name="T12"/></text:p>
      <text:p text:style-name="P20"><text:span text:style-name="T12">E</text:span><text:span text:style-name="T11">sta es la clave para descifrar el segundo archivo:</text:span></text:p>
      <text:p text:style-name="P19"><text:span text:style-name="T12"/></text:p>
      <text:p text:style-name="P21"><text:span text:style-name="T12">327072306976613374656b6534796165736379706865726b7574786162616e6b<text:line-break/></text:span></text:p>
      <text:p text:style-name="P21"><text:span text:style-name="T13"/></text:p>
      <text:p text:style-name="P21"><text:span text:style-name="T15"><text:line-break/></text:span><text:span text:style-name="T16">Carpeta Decryption</text:span></text:p>
      <text:p text:style-name="P22"><text:span text:style-name="T14">El archivo para desencriptar decrypt_file.c (la clave key “</text:span><text:span text:style-name="T17">privatekeyaescypherkutxabank</text:span><text:span text:style-name="T14">2034” esta en hexadecimal)</text:span></text:p>
      <text:p text:style-name="P22"><text:span text:style-name="T14">Compilar: </text:span><text:span text:style-name="T18">gcc decrypt_file_v2.c aes.c -o decrypt_file_v2</text:span></text:p>
      <text:p text:style-name="P22"><text:span text:style-name="T19">Ejecutar:</text:span><text:span text:style-name="T18"> ./decrypt_file_v2 source_file destination_file</text:span></text:p>
      <text:p text:style-name="P22"><text:span text:style-name="T18"/></text:p>
      <text:p text:style-name="P23"><text:span text:style-name="T14">Carpeta tiny-aes</text:span></text:p>
      <text:p text:style-name="P23"><text:span text:style-name="T14">Aqui es donde encriptamos los magic numbers de el fichero desencriptado 1 y se comparan con los del fichero encriptado 06-02-2021.</text:span><text:span text:style-name="T20">cypher.</text:span></text:p>
      <text:p text:style-name="P24"><text:span text:style-name="T20">P</text:span><text:span text:style-name="T14">ara ver info de los dos archivos comando “xxd file”</text:span></text:p>
      <text:p text:style-name="P17"><text:span text:style-name="T10">Compilar:</text:span><text:span text:style-name="T8"> </text:span><text:span text:style-name="T7">gcc -o decrypt_</text:span><text:span text:style-name="T8">v2</text:span><text:span text:style-name="T7"> </text:span><text:span text:style-name="T8">decrypt_v2.c </text:span><text:span text:style-name="T7">decrypt.c intel_aes.c ./libaes_lin64.so </text:span></text:p>
      <text:p text:style-name="P18"><text:span text:style-name="T9">Ejecutar: </text:span><text:span text:style-name="T7">./decrypt_v2 327072306976613374656b6534796165736379706865726b7574786162616e6b -1 504b0304140000080000000000005ec6 10_11_12_13 df14e0d9f0f8789b387312b39fb5792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3-03-03T20:02:49.404836487</dc:date>
    <meta:editing-duration>PT4H37M9S</meta:editing-duration>
    <meta:editing-cycles>13</meta:editing-cycles>
    <meta:document-statistic meta:table-count="0" meta:image-count="0" meta:object-count="0" meta:page-count="2" meta:paragraph-count="40" meta:word-count="334" meta:character-count="2529" meta:non-whitespace-character-count="2223"/>
  </office:meta>
</office:document-meta>
</file>